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949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4.40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526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1.718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365cm"/>
    </style:style>
    <style:style style:name="co17" style:family="table-column">
      <style:table-column-properties fo:break-before="auto" style:column-width="5.599cm"/>
    </style:style>
    <style:style style:name="co18" style:family="table-column">
      <style:table-column-properties fo:break-before="auto" style:column-width="2.138cm"/>
    </style:style>
    <style:style style:name="co19" style:family="table-column">
      <style:table-column-properties fo:break-before="auto" style:column-width="7.765cm"/>
    </style:style>
    <style:style style:name="co20" style:family="table-column">
      <style:table-column-properties fo:break-before="auto" style:column-width="1.88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5.017cm"/>
    </style:style>
    <style:style style:name="co23" style:family="table-column">
      <style:table-column-properties fo:break-before="auto" style:column-width="5.987cm"/>
    </style:style>
    <style:style style:name="co24" style:family="table-column">
      <style:table-column-properties fo:break-before="auto" style:column-width="4.337cm"/>
    </style:style>
    <style:style style:name="co25" style:family="table-column">
      <style:table-column-properties fo:break-before="auto" style:column-width="2.817cm"/>
    </style:style>
    <style:style style:name="co26" style:family="table-column">
      <style:table-column-properties fo:break-before="auto" style:column-width="2.559cm"/>
    </style:style>
    <style:style style:name="co27" style:family="table-column">
      <style:table-column-properties fo:break-before="auto" style:column-width="7.796cm"/>
    </style:style>
    <style:style style:name="co28" style:family="table-column">
      <style:table-column-properties fo:break-before="auto" style:column-width="4.951cm"/>
    </style:style>
    <style:style style:name="co29" style:family="table-column">
      <style:table-column-properties fo:break-before="auto" style:column-width="4.078cm"/>
    </style:style>
    <style:style style:name="co30" style:family="table-column">
      <style:table-column-properties fo:break-before="auto" style:column-width="4.789cm"/>
    </style:style>
    <style:style style:name="co31" style:family="table-column">
      <style:table-column-properties fo:break-before="auto" style:column-width="1.298cm"/>
    </style:style>
    <style:style style:name="co32" style:family="table-column">
      <style:table-column-properties fo:break-before="auto" style:column-width="6.341cm"/>
    </style:style>
    <style:style style:name="co33" style:family="table-column">
      <style:table-column-properties fo:break-before="auto" style:column-width="3.239cm"/>
    </style:style>
    <style:style style:name="co34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/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153">
            <text:p>153</text:p>
          </table:table-cell>
          <table:table-cell/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131">
            <text:p>131</text:p>
          </table:table-cell>
          <table:table-cell/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62">
            <text:p>162</text:p>
          </table:table-cell>
          <table:table-cell/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float" office:value="143">
            <text:p>143</text:p>
          </table:table-cell>
          <table:table-cell/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number-columns-repeated="3"/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number-columns-repeated="3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number-columns-repeated="3"/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number-columns-repeated="3"/>
          <table:table-cell office:value-type="float" office:value="8">
            <text:p>8</text:p>
          </table:table-cell>
        </table:table-row>
      </table:table>
      <table:table table:name="basic_stats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table:style-name="Default"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honduras</text:p>
          </table:table-cell>
          <table:table-cell/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string">
            <text:p>2012-03-07T08:58:18.71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uba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12-03-07T08:58:15.75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eritrea</text:p>
          </table:table-cell>
          <table:table-cell/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2012-03-07T08:58:16.72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hina</text:p>
          </table:table-cell>
          <table:table-cell/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string">
            <text:p>2012-03-07T08:58:14.90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angola</text:p>
          </table:table-cell>
          <table:table-cell/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string">
            <text:p>2012-03-07T08:58:11.42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oldova</text:p>
          </table:table-cell>
          <table:table-cell/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string">
            <text:p>2012-03-07T08:58:26.74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nepal</text:p>
          </table:table-cell>
          <table:table-cell/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string">
            <text:p>2012-03-07T08:58:22.17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azerbaijan</text:p>
          </table:table-cell>
          <table:table-cell/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2012-03-07T08:58:11.88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lesotho</text:p>
          </table:table-cell>
          <table:table-cell/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2012-03-07T08:58:20.11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indonesia</text:p>
          </table:table-cell>
          <table:table-cell/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2012-03-07T08:58:19.07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ongolia</text:p>
          </table:table-cell>
          <table:table-cell/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12-03-07T08:58:21.53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tajikistan</text:p>
          </table:table-cell>
          <table:table-cell/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string">
            <text:p>2012-03-07T08:58:25.58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omoros</text:p>
          </table:table-cell>
          <table:table-cell/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2012-03-07T08:58:15.09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ongo</text:p>
          </table:table-cell>
          <table:table-cell/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string">
            <text:p>2012-03-07T08:58:15.27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papua-new-guinea</text:p>
          </table:table-cell>
          <table:table-cell office:value-type="string">
            <text:p>papua-new-guinea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2012-03-07T08:58:23.22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burkina-faso</text:p>
          </table:table-cell>
          <table:table-cell office:value-type="string">
            <text:p>burkina-faso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2012-03-07T08:58:13.37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senegal</text:p>
          </table:table-cell>
          <table:table-cell/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2012-03-07T08:58:24.14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yemen</text:p>
          </table:table-cell>
          <table:table-cell/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2012-03-07T08:58:27.40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solomon-islands</text:p>
          </table:table-cell>
          <table:table-cell office:value-type="string">
            <text:p>solomon-island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2-03-07T08:58:24.61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guyana</text:p>
          </table:table-cell>
          <table:table-cell/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string">
            <text:p>2012-03-07T08:58:18.36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uzbekistan</text:p>
          </table:table-cell>
          <table:table-cell/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string">
            <text:p>2012-03-07T08:58:27.03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entral-african-republic</text:p>
          </table:table-cell>
          <table:table-cell office:value-type="string">
            <text:p>central-african-republic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2012-03-07T08:58:14.43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bolivia</text:p>
          </table:table-cell>
          <table:table-cell/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2012-03-07T08:58:12.99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ethiopia</text:p>
          </table:table-cell>
          <table:table-cell/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2012-03-07T08:58:16.91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somalia</text:p>
          </table:table-cell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2012-03-07T08:58:24.78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nicaragua</text:p>
          </table:table-cell>
          <table:table-cell/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string">
            <text:p>2012-03-07T08:58:22.36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djibouti</text:p>
          </table:table-cell>
          <table:table-cell/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2012-03-07T08:58:16.54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sierra-leone</text:p>
          </table:table-cell>
          <table:table-cell office:value-type="string">
            <text:p>sierra-leone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string">
            <text:p>2012-03-07T08:58:24.32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turkmenistan</text:p>
          </table:table-cell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2012-03-07T08:58:26.14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kenya</text:p>
          </table:table-cell>
          <table:table-cell/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string">
            <text:p>2012-03-07T08:58:19.27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afghanistan</text:p>
          </table:table-cell>
          <table:table-cell/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string">
            <text:p>2012-03-07T08:58:10.75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had</text:p>
          </table:table-cell>
          <table:table-cell/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2012-03-07T08:58:14.71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rwanda</text:p>
          </table:table-cell>
          <table:table-cell/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2012-03-07T08:58:23.57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bangladesh</text:p>
          </table:table-cell>
          <table:table-cell/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2012-03-07T08:58:12.18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drc</text:p>
          </table:table-cell>
          <table:table-cell/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string">
            <text:p>2012-03-07T08:58:16.24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india</text:p>
          </table:table-cell>
          <table:table-cell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2012-03-07T08:58:18.90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adagascar</text:p>
          </table:table-cell>
          <table:table-cell/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2012-03-07T08:58:20.57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armenia</text:p>
          </table:table-cell>
          <table:table-cell/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string">
            <text:p>2012-03-07T08:58:11.60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niger</text:p>
          </table:table-cell>
          <table:table-cell/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string">
            <text:p>2012-03-07T08:58:22.55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togo</text:p>
          </table:table-cell>
          <table:table-cell/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string">
            <text:p>2012-03-07T08:58:25.94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dpr-korea</text:p>
          </table:table-cell>
          <table:table-cell office:value-type="string">
            <text:p>dpr-korea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string">
            <text:p>2012-03-07T08:58:15.92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ote-divoire</text:p>
          </table:table-cell>
          <table:table-cell office:value-type="string">
            <text:p>cote-divoire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2012-03-07T08:58:15.56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alawi</text:p>
          </table:table-cell>
          <table:table-cell/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2012-03-07T08:58:20.86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south-sudan</text:p>
          </table:table-cell>
          <table:table-cell office:value-type="string">
            <text:p>south-sudan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2012-03-07T08:58:24.94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kiribati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12-03-07T08:58:19.57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gambia</text:p>
          </table:table-cell>
          <table:table-cell/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string">
            <text:p>2012-03-07T08:58:17.11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kyrgyzstan</text:p>
          </table:table-cell>
          <table:table-cell/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2012-03-07T08:58:19.73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ali</text:p>
          </table:table-cell>
          <table:table-cell/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string">
            <text:p>2012-03-07T08:58:21.06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georgia</text:p>
          </table:table-cell>
          <table:table-cell/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string">
            <text:p>2012-03-07T08:58:17.40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guinea</text:p>
          </table:table-cell>
          <table:table-cell/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string">
            <text:p>2012-03-07T08:58:17.91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bhutan</text:p>
          </table:table-cell>
          <table:table-cell/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string">
            <text:p>2012-03-07T08:58:12.81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table:number-columns-repeated="2" office:value-type="string">
            <text:p>sao-tome-and-principe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2012-03-07T08:58:23.85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haiti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2012-03-07T08:58:18.55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ambodia</text:p>
          </table:table-cell>
          <table:table-cell/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2012-03-07T08:58:13.84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yanmar</text:p>
          </table:table-cell>
          <table:table-cell/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string">
            <text:p>2012-03-07T08:58:21.90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ghana</text:p>
          </table:table-cell>
          <table:table-cell/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string">
            <text:p>2012-03-07T08:58:17.59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liberia</text:p>
          </table:table-cell>
          <table:table-cell/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string">
            <text:p>2012-03-07T08:58:20.29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zambia</text:p>
          </table:table-cell>
          <table:table-cell/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2012-03-07T08:58:27.68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table:number-columns-repeated="2" office:value-type="string">
            <text:p>lao-pdr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2012-03-07T08:58:19.92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tanzania</text:p>
          </table:table-cell>
          <table:table-cell/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string">
            <text:p>2012-03-21T05:21:03.67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uganda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string">
            <text:p>2012-03-07T08:58:26.31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sudan</text:p>
          </table:table-cell>
          <table:table-cell/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string">
            <text:p>2012-03-07T08:58:25.30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ozambique</text:p>
          </table:table-cell>
          <table:table-cell/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string">
            <text:p>2012-03-07T08:58:21.71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ukraine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2012-03-07T08:58:26.49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table:number-columns-repeated="2" office:value-type="string">
            <text:p>bosnia-herzegovina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12-03-07T08:58:13.19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vietnam</text:p>
          </table:table-cell>
          <table:table-cell/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2012-03-07T08:58:27.20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benin</text:p>
          </table:table-cell>
          <table:table-cell/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string">
            <text:p>2012-03-07T08:58:12.49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albania</text:p>
          </table:table-cell>
          <table:table-cell/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string">
            <text:p>2012-03-07T08:58:11.23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nigeria</text:p>
          </table:table-cell>
          <table:table-cell/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2012-03-07T08:58:22.74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mauritania</text:p>
          </table:table-cell>
          <table:table-cell/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2012-03-07T08:58:21.36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table:number-columns-repeated="2" office:value-type="string">
            <text:p>sri-lanka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string">
            <text:p>2012-03-07T08:58:25.11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burundi</text:p>
          </table:table-cell>
          <table:table-cell/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string">
            <text:p>2012-03-07T08:58:13.55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table:number-columns-repeated="2" office:value-type="string">
            <text:p>guinea-bissau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2012-03-07T08:58:18.187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cameroon</text:p>
          </table:table-cell>
          <table:table-cell/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string">
            <text:p>2012-03-07T08:58:14.130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pakistan</text:p>
          </table:table-cell>
          <table:table-cell/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string">
            <text:p>2012-03-07T08:58:22.923</text:p>
          </table:table-cell>
          <table:table-cell office:value-type="string">
            <text:p>2012-01-01 01:01:01</text:p>
          </table:table-cell>
        </table:table-row>
        <table:table-row table:style-name="ro1">
          <table:table-cell office:value-type="string">
            <text:p>zimbabwe</text:p>
          </table:table-cell>
          <table:table-cell/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string">
            <text:p>2012-03-07T08:58:27.877</text:p>
          </table:table-cell>
          <table:table-cell office:value-type="string">
            <text:p>2012-01-01 01:01:01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3162">
            <text:p>3162</text:p>
          </table:table-cell>
          <table:table-cell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4172">
            <text:p>4172</text:p>
          </table:table-cell>
          <table:table-cell office:value-type="float" office:value="1476">
            <text:p>1476</text:p>
          </table:table-cell>
          <table:table-cell office:value-type="float" office:value="93.4">
            <text:p>93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4172">
            <text:p>4172</text:p>
          </table:table-cell>
          <table:table-cell office:value-type="float" office:value="1476">
            <text:p>1476</text:p>
          </table:table-cell>
          <table:table-cell office:value-type="float" office:value="93.4">
            <text:p>93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office:value-type="float" office:value="4172">
            <text:p>4172</text:p>
          </table:table-cell>
          <table:table-cell office:value-type="float" office:value="1476">
            <text:p>1476</text:p>
          </table:table-cell>
          <table:table-cell office:value-type="float" office:value="93.4">
            <text:p>93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4172">
            <text:p>4172</text:p>
          </table:table-cell>
          <table:table-cell office:value-type="float" office:value="1476">
            <text:p>1476</text:p>
          </table:table-cell>
          <table:table-cell office:value-type="float" office:value="93.4">
            <text:p>93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1581">
            <text:p>1581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1581">
            <text:p>158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581">
            <text:p>1581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 office:value-type="float" office:value="1581">
            <text:p>15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1581">
            <text:p>1581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40">
            <text:p>40</text:p>
          </table:table-cell>
          <table:table-cell office:value-type="float" office:value="1581">
            <text:p>1581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7122">
            <text:p>47122</text:p>
          </table:table-cell>
          <table:table-cell office:value-type="float" office:value="1581">
            <text:p>1581</text:p>
          </table:table-cell>
          <table:table-cell office:value-type="float" office:value="1548">
            <text:p>1548</text:p>
          </table:table-cell>
        </table:table-row>
      </table:table>
      <table:table table:name="sector" table:style-name="ta1" table:print="false">
        <table:table-column table:style-name="co25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1581">
            <text:p>158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4172">
            <text:p>4172</text:p>
          </table:table-cell>
          <table:table-cell office:value-type="float" office:value="1476">
            <text:p>1476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2453">
            <text:p>2453</text:p>
          </table:table-cell>
          <table:table-cell office:value-type="float" office:value="1436">
            <text:p>1436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1719">
            <text:p>1719</text:p>
          </table:table-cell>
          <table:table-cell office:value-type="float" office:value="1264">
            <text:p>126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office:value-type="float" office:value="4172">
            <text:p>4172</text:p>
          </table:table-cell>
          <table:table-cell office:value-type="float" office:value="1445">
            <text:p>144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6067635">
            <text:p>26067635</text:p>
          </table:table-cell>
          <table:table-cell office:value-type="float" office:value="2335350">
            <text:p>2335350</text:p>
          </table:table-cell>
          <table:table-cell office:value-type="float" office:value="28402985">
            <text:p>2840298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2364490">
            <text:p>112364490</text:p>
          </table:table-cell>
          <table:table-cell office:value-type="float" office:value="6247995">
            <text:p>6247995</text:p>
          </table:table-cell>
          <table:table-cell office:value-type="float" office:value="118612485">
            <text:p>11861248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1821717">
            <text:p>131821717</text:p>
          </table:table-cell>
          <table:table-cell office:value-type="float" office:value="9586140">
            <text:p>9586140</text:p>
          </table:table-cell>
          <table:table-cell office:value-type="float" office:value="141407857">
            <text:p>1414078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7543450">
            <text:p>197543450</text:p>
          </table:table-cell>
          <table:table-cell office:value-type="float" office:value="5866414">
            <text:p>5866414</text:p>
          </table:table-cell>
          <table:table-cell office:value-type="float" office:value="203409864">
            <text:p>2034098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81898509">
            <text:p>181898509</text:p>
          </table:table-cell>
          <table:table-cell office:value-type="float" office:value="10744503">
            <text:p>10744503</text:p>
          </table:table-cell>
          <table:table-cell office:value-type="float" office:value="191739992">
            <text:p>191739992</text:p>
          </table:table-cell>
          <table:table-cell office:value-type="float" office:value="0">
            <text:p>0</text:p>
          </table:table-cell>
          <table:table-cell table:number-columns-repeated="2" office:value-type="float" office:value="903020">
            <text:p>903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07746728">
            <text:p>207746728</text:p>
          </table:table-cell>
          <table:table-cell office:value-type="float" office:value="22395500">
            <text:p>22395500</text:p>
          </table:table-cell>
          <table:table-cell office:value-type="float" office:value="230000728">
            <text:p>230000728</text:p>
          </table:table-cell>
          <table:table-cell office:value-type="float" office:value="0">
            <text:p>0</text:p>
          </table:table-cell>
          <table:table-cell office:value-type="float" office:value="141500">
            <text:p>14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15906379">
            <text:p>415906379</text:p>
          </table:table-cell>
          <table:table-cell office:value-type="float" office:value="767083123">
            <text:p>767083123</text:p>
          </table:table-cell>
          <table:table-cell office:value-type="float" office:value="882658602">
            <text:p>882658602</text:p>
          </table:table-cell>
          <table:table-cell office:value-type="float" office:value="0">
            <text:p>0</text:p>
          </table:table-cell>
          <table:table-cell office:value-type="float" office:value="300330900">
            <text:p>300330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37526014">
            <text:p>237526014</text:p>
          </table:table-cell>
          <table:table-cell office:value-type="float" office:value="370015897">
            <text:p>370015897</text:p>
          </table:table-cell>
          <table:table-cell office:value-type="float" office:value="481543200">
            <text:p>481543200</text:p>
          </table:table-cell>
          <table:table-cell office:value-type="float" office:value="0">
            <text:p>0</text:p>
          </table:table-cell>
          <table:table-cell office:value-type="float" office:value="125998711">
            <text:p>125998711</text:p>
          </table:table-cell>
          <table:table-cell office:value-type="float" office:value="567909">
            <text:p>5679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56653178">
            <text:p>156653178</text:p>
          </table:table-cell>
          <table:table-cell office:value-type="float" office:value="143194000">
            <text:p>143194000</text:p>
          </table:table-cell>
          <table:table-cell office:value-type="float" office:value="275594173">
            <text:p>275594173</text:p>
          </table:table-cell>
          <table:table-cell office:value-type="float" office:value="0">
            <text:p>0</text:p>
          </table:table-cell>
          <table:table-cell office:value-type="float" office:value="24253005">
            <text:p>24253005</text:p>
          </table:table-cell>
          <table:table-cell office:value-type="float" office:value="122478">
            <text:p>1224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36761030">
            <text:p>136761030</text:p>
          </table:table-cell>
          <table:table-cell office:value-type="float" office:value="160389247">
            <text:p>160389247</text:p>
          </table:table-cell>
          <table:table-cell office:value-type="float" office:value="220983706">
            <text:p>220983706</text:p>
          </table:table-cell>
          <table:table-cell office:value-type="float" office:value="0">
            <text:p>0</text:p>
          </table:table-cell>
          <table:table-cell office:value-type="float" office:value="76166571">
            <text:p>761665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03743255">
            <text:p>603743255</text:p>
          </table:table-cell>
          <table:table-cell office:value-type="float" office:value="966569072">
            <text:p>966569072</text:p>
          </table:table-cell>
          <table:table-cell office:value-type="float" office:value="497228641">
            <text:p>497228641</text:p>
          </table:table-cell>
          <table:table-cell office:value-type="float" office:value="0">
            <text:p>0</text:p>
          </table:table-cell>
          <table:table-cell office:value-type="float" office:value="1073083686">
            <text:p>1073083686</text:p>
          </table:table-cell>
          <table:table-cell office:value-type="float" office:value="460938">
            <text:p>460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744149818">
            <text:p>744149818</text:p>
          </table:table-cell>
          <table:table-cell office:value-type="float" office:value="1741674764">
            <text:p>1741674764</text:p>
          </table:table-cell>
          <table:table-cell office:value-type="float" office:value="108643631">
            <text:p>108643631</text:p>
          </table:table-cell>
          <table:table-cell office:value-type="float" office:value="0">
            <text:p>0</text:p>
          </table:table-cell>
          <table:table-cell office:value-type="float" office:value="2377180951">
            <text:p>23771809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8643177">
            <text:p>78643177</text:p>
          </table:table-cell>
          <table:table-cell office:value-type="float" office:value="121770210">
            <text:p>121770210</text:p>
          </table:table-cell>
          <table:table-cell table:number-columns-repeated="2" office:value-type="float" office:value="0">
            <text:p>0</text:p>
          </table:table-cell>
          <table:table-cell office:value-type="float" office:value="200413387">
            <text:p>200413387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15</dc:date>
    <dc:creator>david </dc:creator>
    <meta:editing-duration>PT00H02M07S</meta:editing-duration>
    <meta:editing-cycles>2</meta:editing-cycles>
    <meta:generator>OpenOffice.org/3.2$Unix OpenOffice.org_project/320m12$Build-9483</meta:generator>
    <meta:document-statistic meta:table-count="10" meta:cell-count="1332" meta:object-count="0"/>
  </office:meta>
</office:document-meta>
</file>